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office:value-type="string">
            <text:p>Yes, private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table:number-columns-repeated="254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, private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ooc:=ROWS([.B3:.B131])" office:value-type="float" office:value="129">
            <text:p>129</text:p>
          </table:table-cell>
          <table:table-cell table:style-name="ce4" table:formula="oooc:=(([.B133]-COUNTIF([.C3:.C131];&quot;=X&quot;))-COUNTBLANK([.C3:.C131]))/([.B133]-COUNTIF([.C3:.C131];&quot;=X&quot;))" office:value-type="percentage" office:value="0.144144144144144">
            <text:p>14.41%</text:p>
          </table:table-cell>
          <table:table-cell table:style-name="ce4" table:formula="oooc:=(([.B133]-COUNTIF([.D3:.D131];&quot;=X&quot;))-COUNTBLANK([.D3:.D131]))/([.B133]-COUNTIF([.D3:.D131];&quot;=X&quot;))" office:value-type="percentage" office:value="0.045045045045045">
            <text:p>4.5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7">09/27/2008</text:date>, <text:time>00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09-27T00:18:35</dc:date>
    <meta:editing-cycles>20</meta:editing-cycles>
    <meta:editing-duration>PT56M42S</meta:editing-duration>
    <meta:user-defined meta:name="Info 1"/>
    <meta:user-defined meta:name="Info 2"/>
    <meta:user-defined meta:name="Info 3"/>
    <meta:user-defined meta:name="Info 4"/>
    <meta:document-statistic meta:table-count="3" meta:cell-count="320"/>
  </office:meta>
</office:document-meta>
</file>